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fill-color="#cccccc" draw:textarea-horizontal-align="justify" draw:textarea-vertical-align="middle" draw:auto-grow-height="false" fo:min-height="0.75cm" fo:min-width="1.901cm"/>
    </style:style>
    <style:style style:name="gr2" style:family="graphic" style:parent-style-name="standard">
      <style:graphic-properties draw:stroke="solid" draw:fill="solid" draw:fill-color="#99ccff" draw:textarea-horizontal-align="justify" draw:textarea-vertical-align="middle" draw:auto-grow-height="false" fo:min-height="0.501cm" fo:min-width="0.25cm"/>
    </style:style>
    <style:style style:name="gr3" style:family="graphic" style:parent-style-name="standard">
      <style:graphic-properties draw:stroke="solid" draw:fill="solid" draw:fill-color="#ffcc99" draw:textarea-horizontal-align="justify" draw:textarea-vertical-align="middle" draw:auto-grow-height="false" fo:min-height="0.501cm" fo:min-width="0.25cm"/>
    </style:style>
    <style:style style:name="gr4" style:family="graphic" style:parent-style-name="objectwithoutfill">
      <style:graphic-properties draw:stroke="solid" svg:stroke-color="#000000" draw:marker-end="Arrow_20_concave" draw:marker-end-width="0.2cm" draw:fill="none" draw:textarea-vertical-align="middle"/>
    </style:style>
    <style:style style:name="gr5" style:family="graphic" style:parent-style-name="standard">
      <style:graphic-properties draw:stroke="solid"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stroke="solid" svg:stroke-color="#000000" draw:fill="none" draw:textarea-vertical-align="middle"/>
    </style:style>
    <style:style style:name="gr7" style:family="graphic" style:parent-style-name="objectwithoutfill">
      <style:graphic-properties draw:stroke="solid" svg:stroke-color="#000000" draw:marker-start="Arrow_20_concave" draw:marker-start-width="0.2cm" draw:marker-end="Arrow_20_concave" draw:marker-end-width="0.2cm" draw:fill="none" draw:textarea-vertical-align="middle"/>
    </style:style>
    <style:style style:name="gr8" style:family="graphic" style:parent-style-name="objectwithoutfill">
      <style:graphic-properties draw:stroke="solid" svg:stroke-color="#000000" draw:marker-start="" draw:marker-start-width="0.2cm" draw:marker-end="Arrow_20_concave" draw:marker-end-width="0.2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</style:style>
    <style:style style:name="P3" style:family="paragraph">
      <style:paragraph-properties fo:text-align="center"/>
      <style:text-properties fo:font-size="7pt"/>
    </style:style>
    <style:style style:name="P4" style:family="paragraph">
      <loext:graphic-properties draw:fill="solid" draw:fill-color="#99ccff"/>
      <style:paragraph-properties fo:text-align="center"/>
      <style:text-properties fo:font-size="7pt"/>
    </style:style>
    <style:style style:name="P5" style:family="paragraph">
      <style:paragraph-properties fo:text-align="center"/>
      <style:text-properties fo:font-size="8pt"/>
    </style:style>
    <style:style style:name="P6" style:family="paragraph">
      <loext:graphic-properties draw:fill="solid" draw:fill-color="#ffcc99"/>
      <style:paragraph-properties fo:text-align="center"/>
      <style:text-properties fo:font-size="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6pt"/>
    </style:style>
    <style:style style:name="T2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cm" svg:height="1.6cm" svg:x="3.9cm" svg:y="3.7cm">
          <text:p text:style-name="P1">Storage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xml:id="id1" draw:id="id1" draw:layer="layout" svg:width="1cm" svg:height="1cm" svg:x="2.5cm" svg:y="2cm">
          <text:p text:style-name="P3"><text:span text:style-name="T1">master</text:span></text:p>
          <text:p text:style-name="P3"><text:span text:style-name="T2">1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6" xml:id="id2" draw:id="id2" draw:layer="layout" svg:width="1cm" svg:height="1cm" svg:x="4.101cm" svg:y="2.001cm">
          <text:p text:style-name="P5"><text:span text:style-name="T2">slave</text:span></text:p>
          <text:p text:style-name="P5"><text:span text:style-name="T2">2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6" draw:layer="layout" svg:width="1cm" svg:height="1cm" svg:x="5.601cm" svg:y="2.001cm">
          <text:p text:style-name="P5"><text:span text:style-name="T2">slave</text:span></text:p>
          <text:p text:style-name="P5"><text:span text:style-name="T2">3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" draw:text-style-name="P6" draw:layer="layout" svg:width="1cm" svg:height="1cm" svg:x="7.202cm" svg:y="2.002cm">
          <text:p text:style-name="P5"><text:span text:style-name="T2">slave</text:span></text:p>
          <text:p text:style-name="P5"><text:span text:style-name="T2">4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4" draw:text-style-name="P7" draw:layer="layout" svg:x1="2.9cm" svg:y1="3cm" svg:x2="4.1cm" svg:y2="3.8cm">
          <text:p/>
        </draw:line>
        <draw:line draw:style-name="gr4" draw:text-style-name="P7" draw:layer="layout" svg:x1="4.5cm" svg:y1="3cm" svg:x2="4.8cm" svg:y2="3.7cm">
          <text:p/>
        </draw:line>
        <draw:line draw:style-name="gr4" draw:text-style-name="P7" draw:layer="layout" svg:x1="6cm" svg:y1="3cm" svg:x2="5.4cm" svg:y2="3.7cm">
          <text:p/>
        </draw:line>
        <draw:line draw:style-name="gr4" draw:text-style-name="P7" draw:layer="layout" svg:x1="7.6cm" svg:y1="3cm" svg:x2="6.1cm" svg:y2="3.8cm">
          <text:p/>
        </draw:line>
        <draw:custom-shape draw:style-name="gr5" draw:text-style-name="P1" draw:layer="layout" svg:width="0.2cm" svg:height="0.3cm" svg:x="1.4cm" svg:y="1.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6" draw:text-style-name="P7" draw:layer="layout" svg:x1="1.5cm" svg:y1="1.5cm" svg:x2="1.5cm" svg:y2="1.8cm">
          <text:p/>
        </draw:line>
        <draw:line draw:style-name="gr6" draw:text-style-name="P7" draw:layer="layout" svg:x1="1.7cm" svg:y1="2cm" svg:x2="1.5cm" svg:y2="1.8cm">
          <text:p/>
        </draw:line>
        <draw:line draw:style-name="gr6" draw:text-style-name="P7" draw:layer="layout" svg:x1="1.3cm" svg:y1="2cm" svg:x2="1.5cm" svg:y2="1.8cm">
          <text:p/>
        </draw:line>
        <draw:line draw:style-name="gr6" draw:text-style-name="P7" draw:layer="layout" svg:x1="1.3cm" svg:y1="1.6cm" svg:x2="1.7cm" svg:y2="1.6cm">
          <text:p/>
        </draw:line>
        <draw:connector draw:style-name="gr4" draw:text-style-name="P7" draw:layer="layout" draw:line-skew="-0.256cm" svg:x1="1.512cm" svg:y1="2.2cm" svg:x2="2.5cm" svg:y2="2.625cm" draw:end-shape="id1" draw:end-glue-point="6" svg:d="M1512 2200h-12v425h1000" svg:viewBox="0 0 1001 426">
          <text:p/>
        </draw:connector>
        <draw:connector draw:style-name="gr7" draw:text-style-name="P7" draw:layer="layout" draw:type="curve" draw:line-skew="0.139cm" svg:x1="3.125cm" svg:y1="2cm" svg:x2="4.726cm" svg:y2="2.001cm" draw:start-shape="id1" draw:start-glue-point="4" draw:end-shape="id2" draw:end-glue-point="4" svg:d="M3125 2000c0-543 1601-543 1601 1" svg:viewBox="0 0 1602 409">
          <text:p/>
        </draw:connector>
        <draw:connector draw:style-name="gr8" draw:text-style-name="P7" draw:layer="layout" draw:type="curve" draw:line-skew="0.003cm" svg:x1="3.125cm" svg:y1="2cm" svg:x2="6.228cm" svg:y2="1.974cm" draw:start-shape="id1" draw:start-glue-point="4" svg:d="M3125 2000c0-747 3103-734 3103-26" svg:viewBox="0 0 3104 560">
          <text:p/>
        </draw:connector>
        <draw:connector draw:style-name="gr8" draw:text-style-name="P7" draw:layer="layout" draw:type="curve" draw:line-skew="-0.127cm" svg:x1="3.125cm" svg:y1="2cm" svg:x2="7.828cm" svg:y2="1.974cm" draw:start-shape="id1" draw:start-glue-point="4" svg:d="M3125 2000c0-942 4703-929 4703-26" svg:viewBox="0 0 4704 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cm" fo:page-height="6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y Kurilov</meta:initial-creator>
    <meta:creation-date>2018-06-13T12:28:39.079166595</meta:creation-date>
    <dc:date>2018-06-13T13:35:19.334334299</dc:date>
    <dc:creator>Andrey Kurilov</dc:creator>
    <meta:editing-duration>PT11M46S</meta:editing-duration>
    <meta:editing-cycles>2</meta:editing-cycles>
    <meta:generator>LibreOffice/6.0.4.2$Linux_X86_64 LibreOffice_project/00m0$Build-2</meta:generator>
    <meta:document-statistic meta:object-count="18"/>
  </office:meta>
</office:document-meta>
</file>